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Nur_20_Text">
      <style:paragraph-properties fo:margin-left="0.101cm" fo:margin-right="0cm" fo:text-indent="0cm" style:auto-text-indent="false"/>
    </style:style>
    <style:style style:name="P2" style:family="paragraph" style:parent-style-name="Nur_20_Text">
      <style:paragraph-properties fo:margin-left="0.101cm" fo:margin-right="0cm" fo:text-align="start" style:justify-single-word="false" fo:text-indent="0cm" style:auto-text-indent="false"/>
      <style:text-properties style:use-window-font-color="true" style:font-name="Arial" fo:font-size="12pt" fo:language="de" fo:country="DE" fo:font-weight="normal" officeooo:paragraph-rsid="00152db0" style:font-name-asian="Times New Roman" style:font-size-asian="12pt" style:font-weight-asian="normal" style:font-name-complex="Times New Roman" style:font-size-complex="12pt" style:font-weight-complex="normal"/>
    </style:style>
    <style:style style:name="P3" style:family="paragraph" style:parent-style-name="Nur_20_Text">
      <style:paragraph-properties fo:margin-left="0.101cm" fo:margin-right="0cm" fo:text-align="center" style:justify-single-word="false" fo:text-indent="0cm" style:auto-text-indent="false"/>
      <style:text-properties style:use-window-font-color="true" style:font-name="Arial" fo:font-size="10pt" fo:language="de" fo:country="DE" fo:font-weight="bold" style:font-name-asian="Times New Roman" style:font-size-asian="10pt" style:font-weight-asian="bold" style:font-name-complex="Times New Roman" style:font-size-complex="10pt"/>
    </style:style>
    <style:style style:name="P4" style:family="paragraph" style:parent-style-name="Nur_20_Text">
      <style:paragraph-properties fo:margin-left="0.101cm" fo:margin-right="0cm" fo:text-indent="0cm" style:auto-text-indent="false"/>
      <style:text-properties style:use-window-font-color="true" style:font-name="Arial" fo:font-size="10pt" fo:language="de" fo:country="DE" fo:font-weight="bold" style:font-name-asian="Times New Roman" style:font-size-asian="10pt" style:font-weight-asian="bold" style:font-name-complex="Times New Roman" style:font-size-complex="10pt" style:font-weight-complex="bold"/>
    </style:style>
    <style:style style:name="P5" style:family="paragraph" style:parent-style-name="Nur_20_Text">
      <style:paragraph-properties fo:margin-left="0.101cm" fo:margin-right="0cm" fo:text-align="center" style:justify-single-word="false" fo:text-indent="0cm" style:auto-text-indent="false"/>
      <style:text-properties style:use-window-font-color="true" style:font-name="Arial" fo:font-size="10pt" fo:language="de" fo:country="DE" fo:font-weight="bold" style:font-name-asian="Times New Roman" style:font-size-asian="10pt" style:font-weight-asian="bold" style:font-name-complex="Times New Roman" style:font-size-complex="10pt" style:font-weight-complex="bold"/>
    </style:style>
    <style:style style:name="P6" style:family="paragraph" style:parent-style-name="Nur_20_Text">
      <style:paragraph-properties fo:margin-left="0.101cm" fo:margin-right="0cm" fo:text-align="center" style:justify-single-word="false" fo:text-indent="0cm" style:auto-text-indent="false"/>
      <style:text-properties style:use-window-font-color="true" style:font-name="Arial" fo:font-size="10pt" fo:language="de" fo:country="DE" fo:font-weight="bold" officeooo:rsid="000f15e6" officeooo:paragraph-rsid="000f15e6" style:font-name-asian="Times New Roman" style:font-size-asian="10pt" style:font-weight-asian="bold" style:font-name-complex="Times New Roman" style:font-size-complex="10pt" style:font-weight-complex="bold"/>
    </style:style>
    <style:style style:name="P7" style:family="paragraph" style:parent-style-name="Nur_20_Text">
      <style:paragraph-properties fo:margin-left="0.101cm" fo:margin-right="0cm" fo:text-indent="0cm" style:auto-text-indent="false"/>
      <style:text-properties style:use-window-font-color="true" style:font-name="Arial" fo:font-size="10pt" fo:language="de" fo:country="DE" style:font-name-asian="Times New Roman" style:font-size-asian="10pt" style:font-name-complex="Times New Roman" style:font-size-complex="10pt"/>
    </style:style>
    <style:style style:name="P8" style:family="paragraph" style:parent-style-name="Nur_20_Text">
      <style:paragraph-properties fo:margin-left="0.101cm" fo:margin-right="0cm" fo:text-indent="0cm" style:auto-text-indent="false"/>
      <style:text-properties style:use-window-font-color="true" style:font-name="Arial" fo:font-size="10pt" fo:language="de" fo:country="DE" officeooo:rsid="0012545a" officeooo:paragraph-rsid="0012545a" style:font-name-asian="Times New Roman" style:font-size-asian="10pt" style:font-name-complex="Times New Roman" style:font-size-complex="10pt"/>
    </style:style>
    <style:style style:name="P9" style:family="paragraph" style:parent-style-name="Nur_20_Text">
      <style:paragraph-properties fo:margin-left="0.101cm" fo:margin-right="0cm" fo:text-indent="0cm" style:auto-text-indent="false"/>
      <style:text-properties style:use-window-font-color="true" style:font-name="Arial" fo:font-size="10pt" fo:language="de" fo:country="DE" officeooo:paragraph-rsid="0012b1e0" style:font-name-asian="Times New Roman" style:font-size-asian="10pt" style:font-name-complex="Times New Roman" style:font-size-complex="10pt"/>
    </style:style>
    <style:style style:name="P10" style:family="paragraph" style:parent-style-name="Nur_20_Text">
      <style:paragraph-properties fo:margin-left="0.101cm" fo:margin-right="0cm" fo:text-indent="0cm" style:auto-text-indent="false"/>
      <style:text-properties style:use-window-font-color="true" style:font-name="Arial" fo:font-size="10pt" fo:language="de" fo:country="DE" officeooo:paragraph-rsid="0013164d" style:font-name-asian="Times New Roman" style:font-size-asian="10pt" style:font-name-complex="Times New Roman" style:font-size-complex="10pt"/>
    </style:style>
    <style:style style:name="P11" style:family="paragraph" style:parent-style-name="Nur_20_Text">
      <style:paragraph-properties fo:margin-left="0.101cm" fo:margin-right="0cm" fo:text-indent="0cm" style:auto-text-indent="false"/>
      <style:text-properties style:use-window-font-color="true" style:font-name="Arial" fo:font-size="10pt" fo:language="de" fo:country="DE" officeooo:paragraph-rsid="00144a3e" style:font-name-asian="Times New Roman" style:font-size-asian="10pt" style:font-name-complex="Times New Roman" style:font-size-complex="10pt"/>
    </style:style>
    <style:style style:name="P12" style:family="paragraph" style:parent-style-name="Nur_20_Text">
      <style:paragraph-properties fo:margin-left="0.101cm" fo:margin-right="0cm" fo:text-align="start" style:justify-single-word="false" fo:text-indent="0cm" style:auto-text-indent="false"/>
      <style:text-properties style:use-window-font-color="true" style:font-name="Arial" fo:font-size="10pt" fo:language="de" fo:country="DE" fo:font-weight="normal" style:font-name-asian="Times New Roman" style:font-size-asian="10pt" style:font-weight-asian="normal" style:font-name-complex="Times New Roman" style:font-size-complex="10pt" style:font-weight-complex="normal"/>
    </style:style>
    <style:style style:name="P13" style:family="paragraph" style:parent-style-name="Nur_20_Text">
      <style:paragraph-properties fo:margin-left="0.101cm" fo:margin-right="0cm" fo:text-align="start" style:justify-single-word="false" fo:text-indent="0cm" style:auto-text-indent="false"/>
      <style:text-properties style:use-window-font-color="true" style:font-name="Arial" fo:font-size="10pt" fo:language="de" fo:country="DE" fo:font-weight="normal" officeooo:paragraph-rsid="0012b1e0" style:font-name-asian="Times New Roman" style:font-size-asian="10pt" style:font-weight-asian="normal" style:font-name-complex="Times New Roman" style:font-size-complex="10pt" style:font-weight-complex="normal"/>
    </style:style>
    <style:style style:name="P14" style:family="paragraph" style:parent-style-name="Nur_20_Text">
      <style:paragraph-properties fo:margin-left="0.101cm" fo:margin-right="0cm" fo:text-indent="0cm" style:auto-text-indent="false"/>
      <style:text-properties style:use-window-font-color="true" style:font-name="Arial" fo:font-size="10pt" fo:language="de" fo:country="DE" fo:font-weight="normal" officeooo:rsid="0012b1e0" officeooo:paragraph-rsid="0012b1e0" style:font-name-asian="Times New Roman" style:font-size-asian="10pt" style:font-weight-asian="normal" style:font-name-complex="Times New Roman" style:font-size-complex="10pt" style:font-weight-complex="normal"/>
    </style:style>
    <style:style style:name="P15" style:family="paragraph" style:parent-style-name="Nur_20_Text">
      <style:paragraph-properties fo:margin-left="0.101cm" fo:margin-right="0cm" fo:text-indent="0cm" style:auto-text-indent="false"/>
      <style:text-properties style:use-window-font-color="true" style:font-name="Arial" fo:font-size="10pt" fo:language="de" fo:country="DE" fo:font-weight="normal" officeooo:rsid="0013164d" officeooo:paragraph-rsid="0013164d" style:font-name-asian="Times New Roman" style:font-size-asian="10pt" style:font-weight-asian="normal" style:font-name-complex="Times New Roman" style:font-size-complex="10pt" style:font-weight-complex="normal"/>
    </style:style>
    <style:style style:name="P16" style:family="paragraph" style:parent-style-name="Nur_20_Text">
      <style:paragraph-properties fo:margin-left="0.101cm" fo:margin-right="0cm" fo:text-align="start" style:justify-single-word="false" fo:text-indent="0cm" style:auto-text-indent="false"/>
      <style:text-properties style:use-window-font-color="true" style:font-name="Arial" fo:font-size="10pt" fo:language="de" fo:country="DE" style:text-underline-style="none" fo:font-weight="normal" officeooo:rsid="00106e5f" officeooo:paragraph-rsid="00106e5f" style:font-name-asian="Times New Roman" style:font-size-asian="10pt" style:font-weight-asian="normal" style:font-name-complex="Times New Roman" style:font-size-complex="10pt" style:font-weight-complex="normal"/>
    </style:style>
    <style:style style:name="P17" style:family="paragraph" style:parent-style-name="Nur_20_Text">
      <style:paragraph-properties fo:margin-left="0.101cm" fo:margin-right="0cm" fo:text-align="start" style:justify-single-word="false" fo:text-indent="0cm" style:auto-text-indent="false"/>
      <style:text-properties style:use-window-font-color="true" style:font-name="Arial" fo:font-size="10pt" fo:language="de" fo:country="DE" style:text-underline-style="none" fo:font-weight="normal" officeooo:rsid="00106e5f" officeooo:paragraph-rsid="000f15e6" style:font-name-asian="Times New Roman" style:font-size-asian="10pt" style:font-weight-asian="normal" style:font-name-complex="Times New Roman" style:font-size-complex="10pt" style:font-weight-complex="normal"/>
    </style:style>
    <style:style style:name="P18" style:family="paragraph" style:parent-style-name="Nur_20_Text">
      <style:paragraph-properties fo:margin-left="0.101cm" fo:margin-right="0cm" fo:text-align="start" style:justify-single-word="false" fo:text-indent="0cm" style:auto-text-indent="false"/>
      <style:text-properties style:use-window-font-color="true" style:font-name="Arial" fo:font-size="10pt" fo:language="de" fo:country="DE" style:text-underline-style="none" fo:font-weight="normal" officeooo:rsid="0013164d" officeooo:paragraph-rsid="0013164d" style:font-name-asian="Times New Roman" style:font-size-asian="10pt" style:font-weight-asian="normal" style:font-name-complex="Times New Roman" style:font-size-complex="10pt" style:font-weight-complex="normal"/>
    </style:style>
    <style:style style:name="P19" style:family="paragraph" style:parent-style-name="Nur_20_Text">
      <style:paragraph-properties fo:margin-left="0.101cm" fo:margin-right="0cm" fo:text-align="start" style:justify-single-word="false" fo:text-indent="0cm" style:auto-text-indent="false"/>
      <style:text-properties style:use-window-font-color="true" style:font-name="Arial" fo:font-size="10pt" fo:language="de" fo:country="DE" style:text-underline-style="none" fo:font-weight="bold" officeooo:rsid="00152db0" officeooo:paragraph-rsid="00152db0" style:font-name-asian="Times New Roman" style:font-size-asian="10pt" style:font-weight-asian="bold" style:font-name-complex="Times New Roman" style:font-size-complex="10pt" style:font-weight-complex="bold"/>
    </style:style>
    <style:style style:name="P20" style:family="paragraph" style:parent-style-name="Nur_20_Text">
      <style:text-properties style:use-window-font-color="true" style:font-name="Arial" fo:font-size="10pt" fo:language="de" fo:country="DE" style:font-name-asian="Times New Roman" style:font-size-asian="10pt" style:font-name-complex="Times New Roman" style:font-size-complex="10pt"/>
    </style:style>
    <style:style style:name="P21" style:family="paragraph" style:parent-style-name="Text_20_body">
      <style:text-properties officeooo:paragraph-rsid="0012545a"/>
    </style:style>
    <style:style style:name="P22" style:family="paragraph" style:parent-style-name="Nur_20_Text" style:master-page-name="Standard">
      <style:paragraph-properties fo:margin-left="0.101cm" fo:margin-right="0cm" fo:text-align="start" style:justify-single-word="false" fo:text-indent="0cm" style:auto-text-indent="false" style:page-number="auto"/>
      <style:text-properties style:use-window-font-color="true" style:font-name="Arial" fo:font-size="12pt" fo:language="de" fo:country="DE" fo:font-weight="normal" officeooo:paragraph-rsid="00152db0" style:font-name-asian="Times New Roman" style:font-size-asian="12pt" style:font-weight-asian="normal" style:font-name-complex="Times New Roman" style:font-size-complex="12pt" style:font-weight-complex="normal"/>
    </style:style>
    <style:style style:name="P23" style:family="paragraph" style:parent-style-name="Nur_20_Text" style:master-page-name="Standard">
      <style:paragraph-properties fo:margin-left="0.101cm" fo:margin-right="0cm" fo:text-align="center" style:justify-single-word="false" fo:text-indent="0cm" style:auto-text-indent="false" style:page-number="auto"/>
      <style:text-properties style:use-window-font-color="true" style:font-name="Arial" fo:font-size="10pt" fo:language="de" fo:country="DE" fo:font-weight="bold" style:font-name-asian="Times New Roman" style:font-size-asian="10pt" style:font-weight-asian="bold" style:font-name-complex="Times New Roman" style:font-size-complex="10pt"/>
    </style:style>
    <style:style style:name="P24" style:family="paragraph" style:parent-style-name="Nur_20_Text">
      <style:paragraph-properties fo:margin-left="0.101cm" fo:margin-right="0cm" fo:text-indent="0cm" style:auto-text-indent="false"/>
      <style:text-properties style:use-window-font-color="true" style:font-name="Arial" fo:font-size="10pt" fo:language="de" fo:country="DE" officeooo:paragraph-rsid="0015e432" style:font-name-asian="Times New Roman" style:font-size-asian="10pt" style:font-name-complex="Times New Roman" style:font-size-complex="10pt"/>
    </style:style>
    <style:style style:name="T1" style:family="text">
      <style:text-properties officeooo:rsid="00144a3e"/>
    </style:style>
    <style:style style:name="T2" style:family="text">
      <style:text-properties fo:font-size="10pt" style:font-size-asian="10pt" style:font-size-complex="10pt"/>
    </style:style>
    <style:style style:name="T3" style:family="text">
      <style:text-properties fo:font-size="10pt" officeooo:rsid="00152db0" style:font-size-asian="10pt" style:font-size-complex="10pt"/>
    </style:style>
    <style:style style:name="T4" style:family="text">
      <style:text-properties style:use-window-font-color="true" style:font-name="Arial" fo:font-size="10pt" fo:language="de" fo:country="DE" style:text-underline-style="solid" style:text-underline-width="auto" style:text-underline-color="font-color" style:font-name-asian="Times New Roman" style:font-size-asian="10pt" style:font-name-complex="Times New Roman" style:font-size-complex="10pt"/>
    </style:style>
    <style:style style:name="T5" style:family="text">
      <style:text-properties style:use-window-font-color="true" style:font-name="Arial" fo:font-size="10pt" fo:language="de" fo:country="DE" style:font-name-asian="Times New Roman" style:font-size-asian="10pt" style:font-name-complex="Times New Roman" style:font-size-complex="10pt"/>
    </style:style>
    <style:style style:name="T6" style:family="text">
      <style:text-properties style:use-window-font-color="true" style:font-name="Arial" fo:font-size="10pt" fo:language="de" fo:country="DE" style:text-underline-style="none" style:font-name-asian="Times New Roman" style:font-size-asian="10pt" style:font-name-complex="Times New Roman" style:font-size-complex="10pt"/>
    </style:style>
    <style:style style:name="T7" style:family="text">
      <style:text-properties officeooo:rsid="0012545a"/>
    </style:style>
    <style:style style:name="T8" style:family="text">
      <style:text-properties officeooo:rsid="0012b1e0"/>
    </style:style>
    <style:style style:name="T9" style:family="text">
      <style:text-properties fo:font-weight="bold" style:font-weight-asian="bold" style:font-weight-complex="bold"/>
    </style:style>
    <style:style style:name="T10" style:family="text">
      <style:text-properties officeooo:rsid="00152db0"/>
    </style:style>
    <style:style style:name="T11" style:family="text">
      <style:text-properties officeooo:rsid="0015e4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Namenskonventionen:</text:p>
      <text:p text:style-name="P7"/>
      <text:p text:style-name="P1"><text:span text:style-name="T4">Öffentliche Bezeichner</text:span><text:span text:style-name="T5"> <text:s/>beginnen mit HP_</text:span></text:p>
      <text:p text:style-name="P7"/>
      <text:p text:style-name="P1"><text:span text:style-name="T4">Konstanten, Enums</text:span><text:span text:style-name="T5">:<text:tab/>HP_XXX_XXX , X Großbuchstabe</text:span></text:p>
      <text:p text:style-name="P1"><text:span text:style-name="T4">Funktionen:</text:span><text:span text:style-name="T6"><text:tab/></text:span><text:span text:style-name="T5">HP_SpezFunktion (Beispiel)</text:span></text:p>
      <text:p text:style-name="P7"/>
      <text:p text:style-name="P1"><text:span text:style-name="T4">Interne Bezeichner</text:span><text:span text:style-name="T6"><text:tab/></text:span><text:span text:style-name="T5">Klassen_Beispiel(Beispiel)</text:span></text:p>
      <text:p text:style-name="P1"><text:span text:style-name="T4">Konstanten</text:span><text:span text:style-name="T6"><text:tab/></text:span><text:span text:style-name="T5">XXX_XXX</text:span></text:p>
      <text:p text:style-name="P1"><text:span text:style-name="T4">Funktionen</text:span><text:span text:style-name="T6"><text:tab/></text:span><text:span text:style-name="T5">funktions_beispiel</text:span></text:p>
      <text:p text:style-name="P7"/>
      <text:p text:style-name="P7"/>
      <text:p text:style-name="P1"><text:span text:style-name="T4">Öffentliche Dateien</text:span><text:span text:style-name="T5">:</text:span></text:p>
      <text:p text:style-name="P7"/>
      <text:p text:style-name="P7">Datei:HP_midifile.h</text:p>
      <text:p text:style-name="P7">HP_midifile.lib</text:p>
      <text:p text:style-name="P7">HP_midifile.dll</text:p>
      <text:p text:style-name="P7">HP_midifile.exp</text:p>
      <text:p text:style-name="P7">HP_midifile.map</text:p>
      <text:p text:style-name="P7"/>
      <text:p text:style-name="P7">Dokumentation: HP_Midifile.chm</text:p>
      <text:p text:style-name="P7"/>
      <text:p text:style-name="P7">=================================================================================</text:p>
      <text:p text:style-name="P7"/>
      <text:p text:style-name="P3">Strategie:</text:p>
      <text:p text:style-name="P7"/>
      <text:p text:style-name="P20">1.<text:tab/>Aus Sicht des Aufrufers</text:p>
      <text:p text:style-name="Standard"/>
      <text:p text:style-name="Text_20_body">Es gibt nur öffentliche Funktionen, die Header-Datei ist HP_midifile.h. Der Benutzer muss zunächst die Funktion HP_Init() aufrufen, die ihm einen Pointer auf ein <text:span text:style-name="T1">H</text:span>andle vom Typ HP_MIDIFILE_MODULE* zurückliefert, mit dem dann alle weiteren Funktionsaufrufe parametriert werden müssen. Der Typ HP_MIDIFILE_MODULE ist für den Anwender völlig undurchsichtig und er kann auch nichts damit anstellen. Zum Abschluss sollte der Anwender den Aufruf HP_Free(handle) geben. Damit werden alle durch das Handle belegten Betriebsmittel zurückgegeben.</text:p>
      <text:p text:style-name="P20">2.<text:tab/>In der DLL</text:p>
      <text:p text:style-name="Standard"/>
      <text:p text:style-name="P21">Mit HP_Init wird eine Instanz der nur intern sichtbaren Klasse MIDIFile erzeugt; das <text:span text:style-name="T1">H</text:span>andle ist ein Pointer auf die Instanz. Das <text:span text:style-name="T1">H</text:span>andle wird nicht in der DLL gemerkt. HP_Free(<text:span text:style-name="T1">H</text:span>andle) macht nur delete auf den Instanz-Pointer. </text:p>
      <text:p text:style-name="P21">Jeder <text:span text:style-name="T7">anschließende </text:span>Anwender-Aufruf wird nach dem Schema </text:p>
      <text:p text:style-name="Text_20_body">HP_Funktion(handle,..,..) = handle-&gt;Funktion(..,..) abgearbeitet.</text:p>
      <text:p text:style-name="Text_20_body">Die Implementierung der Anwender-Funktionen passiert im Hauptmodul HP_midifile.cpp. Dieser includiert die zwei Header-Dateien HP_midifile.h (gehört auch dem Anwender) und danach de<text:span text:style-name="T11">n</text:span> interne<text:span text:style-name="T11">n</text:span> Header midifile.h. <text:s/>Hier wird die Klasse MIDIFile deklariert und mit typedef der außen bekannte Typ HP_MIDIFILE_MODULE auf diese <text:span text:style-name="T1">K</text:span>lass<text:span text:style-name="T1">e</text:span> MIDIFile gelegt. </text:p>
      <text:p text:style-name="P7">Die Implementierung der Klasse MIDIFile ist in der Datei midifile.cpp. In der Klasse MIDIFile passiert alles Weitere. Diese Klasse enthält public-Funktionen, die ihre Entsprechung in den Anwender-Funktionen von HP_midifile.h haben, aber auch einige nicht außen sichtbare Hilfsfunktionen.</text:p>
      <text:p text:style-name="P7"/>
      <text:p text:style-name="P7">=================================================================================</text:p>
      <text:p text:style-name="P7"><text:s text:c="5"/></text:p>
      <text:p text:style-name="P3">Was gehört in den öffentlichen Header HP_midifile.h ?</text:p>
      <text:p text:style-name="P7"/>
      <text:p text:style-name="P7">Alle Anwender-Konstanten </text:p>
      <text:p text:style-name="P7">z.B.</text:p>
      <text:p text:style-name="P7"/>
      <text:p text:style-name="P7">HP_SMF0</text:p>
      <text:p text:style-name="P7">HP_SMF1</text:p>
      <text:p text:style-name="P7">HP_ALL_CHAN</text:p>
      <text:p text:style-name="P7"/>
      <text:p text:style-name="P8">usw.</text:p>
      <text:p text:style-name="P7"/>
      <text:p text:style-name="P7"><text:soft-page-break/><text:span text:style-name="T7">A</text:span>lle MIDI-Eventtypen, soweit sie dem Anwender zugänglich sein sollen. Nicht dazu gehören Note Off und die auf RPN/NRPN Msb folgenden <text:span text:style-name="T11">zugehörigen </text:span>Events.</text:p>
      <text:p text:style-name="P7"/>
      <text:p text:style-name="P7"><text:span text:style-name="T7">A</text:span>lle <text:span text:style-name="T7">dem </text:span>Anwender <text:span text:style-name="T7">zugänglichen </text:span>Funktionen</text:p>
      <text:p text:style-name="P7"/>
      <text:p text:style-name="P7">usw.</text:p>
      <text:p text:style-name="P7"/>
      <text:p text:style-name="P7">=================================================================================</text:p>
      <text:p text:style-name="P7"/>
      <text:p text:style-name="P3">Augenblickliche Konfiguration für Implementierung und Test auf dem Rechner:</text:p>
      <text:p text:style-name="P7"/>
      <text:p text:style-name="P7"><text:span text:style-name="T7">Der Ordner</text:span> HP_MIDI_DLL enthält die zwei Projekte HP_MIDI_DLL und HP_MIDI_TEST</text:p>
      <text:p text:style-name="P7"/>
      <text:p text:style-name="P7">a.</text:p>
      <text:p text:style-name="P7"><text:s/>Mit HP_MIDI_DLL wird .lib, .h, .dll, .exp, .map erzeugt</text:p>
      <text:p text:style-name="P7"><text:s/>Achtung: MP_MIDI_TEST nur im Debug-Modus übersetzen, da </text:p>
      <text:p text:style-name="P7"/>
      <text:p text:style-name="P7">b.</text:p>
      <text:p text:style-name="P24"><text:s/>die vom Testprojekt HP_MIDI_TEST erzeugte exe-Datei ohne Umkopieren unmittelbar auf die aktuell gültigen</text:p>
      <text:p text:style-name="P24"><text:s/>Dateien zugreifen soll. Das wurde bei .lib, <text:s/>.dll und .h durch entsprechende Projekteinstellungen erreicht. </text:p>
      <text:p text:style-name="P1"/>
      <text:p text:style-name="P11">Für .dll wurde im Windows-System </text:p>
      <text:p text:style-name="P11">(Einstellungen, Systemsteuerung, <text:span text:style-name="T1">S</text:span>ystem, Erweitert, <text:span text:style-name="T1">U</text:span>mgebungsvariablen, path...) </text:p>
      <text:p text:style-name="P11">der Suchpfad für dll's (PATH) <text:s/>um c:/Programmierung/HP_MIDIFILE_DLL/.HP_MIDIFILE_DLL /Debug <text:s/>erweitert. (Wenn schon etwas drinsteht, Trenner ';', danach Windows Neustart). Damit steht die aktuelle DLL nur im Debug-Modus der DLL zur Verfügung. </text:p>
      <text:p text:style-name="P7"/>
      <text:p text:style-name="P7">Unter Vista geht das unter Systemsteuerung – Benutzerkonten – Eigene Umgebungsvariablen ändern (links).</text:p>
      <text:p text:style-name="P1"/>
      <text:p text:style-name="P7">Die Save-Funktion geht grundsätzlich auf die Datei c:/tmp/test.mid</text:p>
      <text:p text:style-name="P7"/>
      <text:p text:style-name="P7">Das Testprogramm ist eine MFC-Applikation. Die MIDI-Quelle wird über Dialog angefordert. Der Ablauf wird mit dem Button RUN angestoßen. Die Aktionen stehen in der Funktion OnRun. Die Aufrufe müssen für den aktuellen Test dort eingetragen werden, bzw. Kommentare bearbeiten.</text:p>
      <text:p text:style-name="P7"/>
      <text:p text:style-name="P7">Am Anfang von OnRun wird die DLL mit LoadLibrary geladen. Das scheint für das Setzen von Breakpoints erforderlich zu sein. Wenn man keine Breakpoints setzt, geht's auch ohne.</text:p>
      <text:p text:style-name="P7"/>
      <text:p text:style-name="P7">=================================================================================</text:p>
      <text:p text:style-name="P7"/>
      <text:p text:style-name="P3">Die Erstellung einer <text:span text:style-name="T8">neuen </text:span>Version</text:p>
      <text:p text:style-name="P7"/>
      <text:p text:style-name="P7">1. Versions-String in HP_midifile.cpp aktualisieren.</text:p>
      <text:p text:style-name="P7">1. In der Quell-Datei midifile.h "#define HP_MESSAGE" in Kommentar setzen.</text:p>
      <text:p text:style-name="P7"><text:s text:c="4"/>Damit werden die internen Ausgaben mit message unterdrückt.</text:p>
      <text:p text:style-name="P7">2. Release-Version erzeugen.</text:p>
      <text:p text:style-name="P9">3. HP_midifile.h, HP_midifile.lib und HP_midifile.dll, HP_Midifile.exp, HP_midifi<text:span text:style-name="T8">l</text:span>e.map zippen und </text:p>
      <text:p text:style-name="P9"><text:s text:c="4"/>ausliefern.</text:p>
      <text:p text:style-name="P7"/>
      <text:p text:style-name="P7">=================================================================================</text:p>
      <text:p text:style-name="P4"/>
      <text:p text:style-name="P5">Benötigte Windows Funktionen für die Compilierung <text:span text:style-name="T8">unter Visual C++ (6.0)</text:span></text:p>
      <text:p text:style-name="P5"/>
      <text:p text:style-name="P12">Die Play-Funktion der DLL verwendet den Timer IReferenceClock von Windows DirectShow. Die Funktionalität inkl. der Headerfiles basetsd.h, streams.h, Dshow.h sind <text:span text:style-name="T8">nach</text:span> XP nicht mehr in Directx <text:s/>verfügbar. Für die DLL besteht aber unter Vista und späteren Systemen die Möglichkeit, den XP-Ordner DXSDK einzubinden und die benötigten Funktionen ohne Programmänderung zu verwenden.</text:p>
      <text:p text:style-name="P12"/>
      <text:p text:style-name="P12">Siehe http://en.wikipedia.org/wiki/DirectShow</text:p>
      <text:p text:style-name="P12"/>
      <text:p text:style-name="P14">Im gegenwärtigen Projekt wurde so vorgegangen: Der unter XP verwendete Ordner DXSDK wurde ins Laufwerk C: kopiert. Der Zugang zu den benötigten Funktionen wurde wie folgt in den Projekt Optionen</text:p>
      <text:p text:style-name="P14">festgelegt:</text:p>
      <text:p text:style-name="P14"/>
      <text:p text:style-name="P14"><text:soft-page-break/><text:s text:c="12"/>----------------------------------------------------------------------------------------------------------------------</text:p>
      <text:p text:style-name="P14"><text:tab/>/nologo /MDd /W3 /Gm /GX /ZI <text:span text:style-name="T9">/I "C:/DXSDK/Include" /I "C:/DXSDK/Samples/C+<text:tab/>+/DirectShow/BaseClasses"</text:span> /D "WIN32" /D "_DEBUG" /D "_WINDOWS" /D "_MBCS" /D <text:tab/>"_USRDLL" /D "HP_MIDIFILE_EXPORTS" /FR"Debug/" /Fp"Debug/HP_midifile.pch" <text:tab/>/Yu"stdafx.h" <text:tab/>/Fo"Debug/" /Fd"Debug/" /FD /GZ /c <text:s/></text:p>
      <text:p text:style-name="P14"><text:s text:c="12"/>----------------------------------------------------------------------------------------------------------------------</text:p>
      <text:p text:style-name="P14"/>
      <text:p text:style-name="P15">siehe auch nächste<text:span text:style-name="T10">r </text:span>Abschnitt.</text:p>
      <text:p text:style-name="P13"/>
      <text:p text:style-name="P7">=================================================================================</text:p>
      <text:p text:style-name="P12"><text:s/></text:p>
      <text:p text:style-name="P6"><text:span text:style-name="T8">Weitere </text:span>Projekteinstellungen <text:span text:style-name="T8">der Release-Version</text:span></text:p>
      <text:p text:style-name="P17"/>
      <text:p text:style-name="P16">Optimierungen "Geschwindigkeit erhöhen"</text:p>
      <text:p text:style-name="P16">Präprozessor-Definitionen:</text:p>
      <text:p text:style-name="P16"><text:tab/>WIN32,NDEBUG,_WINDOWS,_MBCS,_USRDLL,HP_MIDIFILE_EXPORTS</text:p>
      <text:p text:style-name="P18">Prozessor "Blend"</text:p>
      <text:p text:style-name="P18">Laufzeit-Bibliothek "Multithreaded"</text:p>
      <text:p text:style-name="P18">Ausnahmebehandlung aktivieren</text:p>
      <text:p text:style-name="P18">Präprozessor-Definitionen "WIN32,NDEBUG,_WINDOWS,_MBCS,_USRDLL,HP_MIDIFILE_EXPORTS"</text:p>
      <text:p text:style-name="P18">Vorcompilierten Header stdafx.h verwenden</text:p>
      <text:p text:style-name="P18"/>
      <text:p text:style-name="P18">Objekt-/Bibiothekmodule </text:p>
      <text:p text:style-name="P18"><text:tab/>"kernel32.lib user32.lib gdi32.lib winspool.lib comdlg32.lib advapi32.lib shell32.lib ole32.lib</text:p>
      <text:p text:style-name="P18"><text:tab/> oleaut32.lib uuid.lib odbc32.lib odbccp32.lib winmm.lib strmbase.lib strmiids.lib"</text:p>
      <text:p text:style-name="P18">"Incrementelles Binden" und "Map-Datei erstellen"</text:p>
      <text:p text:style-name="P18"/>
      <text:p text:style-name="P10">=================================================================================</text:p>
      <text:p text:style-name="P18"/>
      <text:p text:style-name="P19">E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Formatvorlage1" style:family="paragraph" style:parent-style-name="Standard">
      <style:text-properties style:font-name="Arial" fo:font-family="Arial" style:font-family-generic="swiss" style:font-pitch="variable"/>
    </style:style>
    <style:style style:name="Nur_20_Text" style:display-name="Nur Text" style:family="paragraph" style:parent-style-name="Standard">
      <style:text-properties style:font-name="Courier New" fo:font-family="'Courier New'" style:font-family-generic="modern"/>
    </style:style>
    <style:style style:name="Listenfortsetzung" style:family="paragraph" style:parent-style-name="Standard">
      <style:paragraph-properties fo:margin-left="0.499cm" fo:margin-right="0cm" fo:margin-top="0cm" fo:margin-bottom="0.212cm" loext:contextual-spacing="false"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Betreffzeile" style:family="paragraph" style:parent-style-name="Standard"/>
    <style:style style:name="Bezugszeichentext" style:family="paragraph" style:parent-style-name="Standard"/>
    <style:style style:name="H1" style:family="paragraph" style:parent-style-name="Standard" style:next-style-name="Standard">
      <style:paragraph-properties fo:margin-top="0.176cm" fo:margin-bottom="0.176cm" loext:contextual-spacing="false" fo:keep-with-next="always"/>
      <style:text-properties style:font-name="Times New Roman" fo:font-family="'Times New Roman'" style:font-family-generic="roman" style:font-pitch="variable" fo:font-size="24pt" fo:font-weight="bold" style:letter-kerning="true" style:font-size-asian="24pt" style:language-asian="de" style:country-asian="DE" style:font-weight-asian="bold"/>
    </style:style>
    <style:style style:name="List_20_2" style:display-name="List 2" style:family="paragraph" style:parent-style-name="Standard" style:class="list">
      <style:paragraph-properties fo:margin-left="0.998cm" fo:margin-right="0cm" fo:text-indent="-0.499cm" style:auto-text-indent="false"/>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Strong_20_Emphasis" style:display-name="Strong Emphasis" style:family="text" style:parent-style-name="WW-Absatz-Standardschriftart111">
      <style:text-properties fo:font-weight="bold"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ur_20_Text" style:master-page-name="Standard">
      <style:paragraph-properties fo:margin-left="0.101cm" fo:margin-right="0cm" fo:text-align="start" style:justify-single-word="false" fo:text-indent="0cm" style:auto-text-indent="false" style:page-number="auto"/>
      <style:text-properties style:use-window-font-color="true" style:font-name="Arial" fo:font-size="12pt" fo:language="de" fo:country="DE" fo:font-weight="normal" officeooo:paragraph-rsid="00152db0" style:font-name-asian="Times New Roman" style:font-size-asian="12pt" style:font-weight-asian="normal" style:font-name-complex="Times New Roman" style:font-size-complex="12pt" style:font-weight-complex="normal"/>
    </style:style>
    <style:style style:name="MP2" style:family="paragraph" style:parent-style-name="Nur_20_Text">
      <style:paragraph-properties fo:margin-left="0.101cm" fo:margin-right="0cm" fo:text-align="start" style:justify-single-word="false" fo:text-indent="0cm" style:auto-text-indent="false"/>
      <style:text-properties style:use-window-font-color="true" style:font-name="Arial" fo:font-size="12pt" fo:language="de" fo:country="DE" fo:font-weight="normal" officeooo:paragraph-rsid="00152db0" style:font-name-asian="Times New Roman" style:font-size-asian="12pt" style:font-weight-asian="normal" style:font-name-complex="Times New Roman" style:font-size-complex="12pt" style:font-weight-complex="normal"/>
    </style:style>
    <style:style style:name="MT1" style:family="text">
      <style:text-properties officeooo:rsid="00144a3e"/>
    </style:style>
    <style:style style:name="MT2" style:family="text">
      <style:text-properties fo:font-size="10pt" style:font-size-asian="10pt" style:font-size-complex="10pt"/>
    </style:style>
    <style:style style:name="MT3" style:family="text">
      <style:text-properties fo:font-size="10pt" officeooo:rsid="00152db0" style:font-size-asian="10pt" style:font-size-complex="10pt"/>
    </style:style>
    <style:page-layout style:name="Mpm1">
      <style:page-layout-properties fo:page-width="21.001cm" fo:page-height="29.7cm" style:num-format="1" style:print-orientation="portrait" fo:margin-top="1cm" fo:margin-bottom="1cm" fo:margin-left="2cm" fo:margin-right="1.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032cm" fo:margin-right="2.03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ruktur der DLL HP_MIDIFILE<text:tab/><text:tab/><text:tab/><text:tab/><text:tab/><text:tab/><text:tab/><text:tab/> <text:s text:c="4"/><text:span text:style-name="MT1">Seite </text:span><text:span text:style-name="MT1"><text:page-number text:select-page="current">3</text:page-number></text:span><text:span text:style-name="MT1">/</text:span><text:span text:style-name="MT1"><text:page-count>3</text:page-count></text:span></text:p>
        <text:p text:style-name="MP2"><text:span text:style-name="MT2">=================================================================================</text:span><text:span text:style-name="MT3">==</text:span></text:p>
      </style:head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ruktur der DLL HP_MIDIFILE, Stand 06</dc:title>
    <meta:initial-creator>HPMUSIC</meta:initial-creator>
    <meta:creation-date>2004-05-10T09:28:00</meta:creation-date>
    <dc:date>2015-06-19T08:59:23.458000000</dc:date>
    <meta:print-date>2113-01-01T00:00:00</meta:print-date>
    <meta:editing-cycles>9</meta:editing-cycles>
    <meta:editing-duration>P23DT22H49M5S</meta:editing-duration>
    <meta:generator>LibreOffice/4.4.3.2$Windows_x86 LibreOffice_project/88805f81e9fe61362df02b9941de8e38a9b5fd16</meta:generator>
    <meta:document-statistic meta:table-count="0" meta:image-count="0" meta:object-count="0" meta:page-count="3" meta:paragraph-count="89" meta:word-count="701" meta:character-count="6663" meta:non-whitespace-character-count="5966"/>
  </office:meta>
</office:document-meta>
</file>